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urlz MT" svg:font-family="'Curlz MT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c64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93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c1a3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27424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14427a" style:text-blinking="false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2e02e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f44c1" style:text-blinking="false" fo:background-color="transparen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32d606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32d606" style:text-blinking="false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32d606" style:text-blinking="false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0pt" fo:language="uk" fo:country="UA" fo:font-style="normal" style:text-underline-style="none" fo:font-weight="normal" officeooo:paragraph-rsid="0034734c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0pt" fo:language="uk" fo:country="UA" fo:font-style="normal" style:text-underline-style="none" fo:font-weight="bold" officeooo:paragraph-rsid="0034734c" style:text-blinking="false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34734c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34734c" style:text-blinking="false" fo:background-color="transparen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2f44c1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2f44c1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9pt" fo:language="uk" fo:country="UA" fo:font-style="normal" style:text-underline-style="none" fo:font-weight="normal" officeooo:paragraph-rsid="002f44c1" style:text-blinking="false" fo:background-color="transparent" style:font-size-asian="9pt" style:font-weight-asian="normal" style:font-size-complex="9pt" style:font-weight-complex="normal"/>
    </style:style>
    <style:style style:name="P27" style:family="paragraph" style:parent-style-name="Text_20_body">
      <style:text-properties style:font-name="Times New Roman" fo:font-size="14pt" fo:language="uk" fo:country="UA" officeooo:rsid="00386eec" officeooo:paragraph-rsid="00386eec" style:font-size-asian="12.25pt" style:font-size-complex="14pt"/>
    </style:style>
    <style:style style:name="P28" style:family="paragraph" style:parent-style-name="Text_20_body">
      <style:paragraph-properties fo:text-align="justify" style:justify-single-word="false" fo:break-before="pag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T1" style:family="text">
      <style:text-properties fo:language="en" fo:country="US" officeooo:rsid="00261c87"/>
    </style:style>
    <style:style style:name="T2" style:family="text">
      <style:text-properties officeooo:rsid="000c6439"/>
    </style:style>
    <style:style style:name="T3" style:family="text">
      <style:text-properties officeooo:rsid="000ec1a3"/>
    </style:style>
    <style:style style:name="T4" style:family="text">
      <style:text-properties fo:font-weight="bold" officeooo:rsid="000ec1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c1a3"/>
    </style:style>
    <style:style style:name="T6" style:family="text">
      <style:text-properties officeooo:rsid="001214a9"/>
    </style:style>
    <style:style style:name="T7" style:family="text">
      <style:text-properties fo:language="en" fo:country="US" officeooo:rsid="0026dded"/>
    </style:style>
    <style:style style:name="T8" style:family="text">
      <style:text-properties style:font-size-asian="14pt" style:font-weight-asian="normal" style:font-size-complex="14pt" style:font-weight-complex="normal"/>
    </style:style>
    <style:style style:name="T9" style:family="text">
      <style:text-properties fo:font-weight="bold" officeooo:rsid="0012999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officeooo:rsid="0012999d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 fo:font-size="10pt" style:font-size-asian="10pt" style:font-weight-asian="normal" style:font-size-complex="10pt" style:font-weight-complex="normal"/>
    </style:style>
    <style:style style:name="T15" style:family="text">
      <style:text-properties style:font-name="Courier New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rsid="0044ceea" style:text-blinking="false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style:font-name="Courier New" fo:font-weight="bold" style:font-weight-asian="bold" style:font-weight-complex="bold"/>
    </style:style>
    <style:style style:name="T19" style:family="text">
      <style:text-properties style:font-name="Courier New" fo:language="uk" fo:country="UA" fo:font-weight="bold" officeooo:rsid="0044ceea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rsid="0046f2ed" style:text-blinking="false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language="en" fo:country="US" fo:font-weight="bold" officeooo:rsid="00316f87" style:font-weight-asian="bold" style:font-weight-complex="bold"/>
    </style:style>
    <style:style style:name="T22" style:family="text">
      <style:text-properties fo:language="en" fo:country="US" officeooo:rsid="00316f87"/>
    </style:style>
    <style:style style:name="T23" style:family="text">
      <style:text-properties fo:language="en" fo:country="US"/>
    </style:style>
    <style:style style:name="T24" style:family="text">
      <style:text-properties fo:font-weight="bold" officeooo:rsid="0039deff" style:font-weight-asian="bold" style:font-weight-complex="bold"/>
    </style:style>
    <style:style style:name="T25" style:family="text">
      <style:text-properties fo:font-weight="normal" officeooo:rsid="0039deff" style:font-weight-asian="normal" style:font-weight-complex="normal"/>
    </style:style>
    <style:style style:name="T26" style:family="text">
      <style:text-properties fo:language="en" fo:country="US" fo:font-weight="bold" officeooo:rsid="0039deff" style:font-weight-asian="bold" style:font-weight-complex="bold"/>
    </style:style>
    <style:style style:name="T27" style:family="text">
      <style:text-properties fo:language="en" fo:country="US" fo:font-weight="normal" officeooo:rsid="0039deff" style:font-weight-asian="normal" style:font-weight-complex="normal"/>
    </style:style>
    <style:style style:name="T28" style:family="text">
      <style:text-properties fo:font-weight="normal" officeooo:rsid="003ee2d8" style:font-weight-asian="normal" style:font-weight-complex="normal"/>
    </style:style>
    <style:style style:name="T29" style:family="text">
      <style:text-properties fo:font-weight="normal" officeooo:rsid="003f6cb2" style:font-weight-asian="normal" style:font-weight-complex="normal"/>
    </style:style>
    <style:style style:name="T30" style:family="text">
      <style:text-properties fo:language="en" fo:country="US" fo:font-weight="normal" officeooo:rsid="003f6cb2" style:font-weight-asian="normal" style:font-weight-complex="normal"/>
    </style:style>
    <style:style style:name="T31" style:family="text">
      <style:text-properties fo:language="ru" fo:country="RU" fo:font-weight="normal" officeooo:rsid="003f6cb2" style:font-weight-asian="normal" style:font-weight-complex="normal"/>
    </style:style>
    <style:style style:name="T32" style:family="text">
      <style:text-properties fo:font-weight="normal" officeooo:rsid="00410d9a" style:font-weight-asian="normal" style:font-weight-complex="normal"/>
    </style:style>
    <style:style style:name="T33" style:family="text">
      <style:text-properties fo:font-weight="normal" officeooo:rsid="00431772" style:font-weight-asian="normal" style:font-weight-complex="normal"/>
    </style:style>
    <style:style style:name="T34" style:family="text">
      <style:text-properties fo:language="en" fo:country="US" fo:font-weight="normal" officeooo:rsid="0043177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 «Київський політехнічний</text:p>
      <text:p text:style-name="P2">інститут імені Ігоря Сікорського"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3"/>
      <text:p text:style-name="P3">з лабораторної роботи №<text:span text:style-name="T1">3</text:span> з дисципліни</text:p>
      <text:p text:style-name="P3">«Бази даних»</text:p>
      <text:p text:style-name="P3"/>
      <text:p text:style-name="P4">«Побудова простих запитів»</text:p>
      <text:p text:style-name="P3"/>
      <text:p text:style-name="P3">Варіант <text:span text:style-name="T2">1</text:span></text:p>
      <text:p text:style-name="P5"/>
      <text:p text:style-name="P5"/>
      <text:p text:style-name="P6"><text:span text:style-name="T3"><text:tab/></text:span><text:span text:style-name="T4">Виконав(ла)</text:span><text:span text:style-name="T3"><text:tab/>__</text:span><text:span text:style-name="T5">ІП-35 Адаменко Арсен Богданович</text:span><text:span text:style-name="T3">___<text:tab/>________</text:span></text:p>
      <text:p text:style-name="P5"/>
      <text:p text:style-name="P5"/>
      <text:p text:style-name="P6"><text:span text:style-name="T3"><text:tab/></text:span><text:span text:style-name="T4">Перевірив</text:span><text:span text:style-name="T3"><text:tab/><text:tab/>______</text:span><text:span text:style-name="T5">Марченко Олена Іванівна</text:span><text:span text:style-name="T3">_______<text:tab/>_______</text:span><text:span text:style-name="T6">_</text:span></text:p>
      <text:p text:style-name="P5"/>
      <text:p text:style-name="P5"/>
      <text:p text:style-name="P5"/>
      <text:p text:style-name="P5"/>
      <text:p text:style-name="P3">Київ 2024</text:p>
      <text:p text:style-name="P7">Лабораторна робота №<text:span text:style-name="T7">3</text:span></text:p>
      <text:p text:style-name="P2">Побудова простих запитів</text:p>
      <text:p text:style-name="P8"><text:tab/>Мета:</text:p>
      <text:p text:style-name="P9"><text:tab/>− Вивчити команди DML, котрі використовуються в реляційних СУБД, для вибірки даних з таблиць</text:p>
      <text:p text:style-name="P10"><text:tab/>− Вивчити команди SQL для створення запитів з використанням підзапитів та з’єднань</text:p>
      <text:p text:style-name="P10"><text:tab/>− Навчитись створювати запити згідно їх словесного опису</text:p>
      <text:p text:style-name="P10"/>
      <text:p text:style-name="P11"><text:span text:style-name="T8"><text:tab/></text:span><text:span text:style-name="T9">Варіант 1</text:span></text:p>
      <text:p text:style-name="P11"><text:span text:style-name="T10"><text:tab/></text:span><text:span text:style-name="T11"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</text:span><text:soft-page-break/><text:span text:style-name="T11">про офіцерський,  рядовий та сержантський склад, отримувати місця дислокації, дані про  наявне озброєння тощо.</text:span></text:p>
      <text:p text:style-name="P12"><text:tab/>Теоретичні основи</text:p>
      <text:p text:style-name="P13"><text:tab/>Викладені в лекційному матеріалі</text:p>
      <text:p text:style-name="P11"><text:span text:style-name="T12"><text:tab/>Постановка задачі лабораторної роботи No 3</text:span></text:p>
      <text:p text:style-name="P14"><text:span text:style-name="T11"><text:tab/>При виконанні лабораторної роботи необхідно виконати наступні дії:</text:span></text:p>
      <text:p text:style-name="P14"><text:span text:style-name="T11"><text:tab/>1) Створити запити для вибірки даних з використанням (разом 8 запитів):</text:span></text:p>
      <text:p text:style-name="P14"><text:span text:style-name="T11"><text:tab/><text:tab/>a. Найпростіших умов та операторів порівняння</text:span></text:p>
      <text:p text:style-name="P14"><text:span text:style-name="T11"><text:tab/><text:tab/>b. Умов з використанням логічних операторів AND, OR та NOT та їх комбінацій.</text:span></text:p>
      <text:p text:style-name="P14"><text:span text:style-name="T11"><text:tab/><text:tab/>c. З використанням виразів над стовпцями, як в якості новостворених стовпців, так і умовах</text:span></text:p>
      <text:p text:style-name="P14"><text:span text:style-name="T11"><text:tab/><text:tab/>d. Використання операторів:</text:span></text:p>
      <text:p text:style-name="P14"><text:span text:style-name="T11"><text:tab/><text:tab/><text:tab/>i. Приналежності множині</text:span></text:p>
      <text:p text:style-name="P14"><text:span text:style-name="T11"><text:tab/><text:tab/><text:tab/>ii. Приналежності діапазону</text:span></text:p>
      <text:p text:style-name="P14"><text:span text:style-name="T11"><text:tab/><text:tab/><text:tab/>iii. Відповідності шаблону</text:span></text:p>
      <text:p text:style-name="P14"><text:span text:style-name="T11"/></text:p>
      <text:p text:style-name="P15"><text:span text:style-name="T11"><text:tab/>2) Створити запити з використанням підзапитів та з’єднань (разом 11 запитів) (в запитах повинні використовуватись 2 та більше таблиць):</text:span></text:p>
      <text:p text:style-name="P15"><text:span text:style-name="T11"><text:tab/><text:tab/>a. Використання підзапитів в рядку вибірки полів (у секції select) та вибірки з таблиць (у секції from)</text:span></text:p>
      <text:p text:style-name="P14"><text:span text:style-name="T11"><text:tab/><text:tab/>b. Використання підзапитів в умовах з конструкціями EXISTS, IN</text:span></text:p>
      <text:p text:style-name="P14"><text:span text:style-name="T11"><text:tab/><text:tab/>c. Декартовий добуток</text:span></text:p>
      <text:p text:style-name="P14"><text:span text:style-name="T11"><text:tab/><text:tab/>d. З’єднання декількох таблиць за рівністю та умовою відбору</text:span></text:p>
      <text:p text:style-name="P14"><text:span text:style-name="T11"><text:tab/><text:tab/>e. Внутрішнього з’єднання</text:span></text:p>
      <text:p text:style-name="P14"><text:span text:style-name="T11"><text:tab/><text:tab/>f. Лівого зовнішнього з’єднання</text:span></text:p>
      <text:p text:style-name="P14"><text:span text:style-name="T11"><text:tab/><text:tab/>g. Правого зовнішнього з’єднання</text:span></text:p>
      <text:p text:style-name="P14"><text:span text:style-name="T11"><text:tab/><text:tab/>h. Об’єднання та перетин запитів</text:span></text:p>
      <text:p text:style-name="P14"><text:span text:style-name="T11"><text:tab/>3) До кожного запиту з п.1 та 2 навести їх словесний (сутнісний) опис.</text:span></text:p>
      <text:p text:style-name="P14"><text:soft-page-break/><text:span text:style-name="T11"><text:tab/>4) Створити запити за словесним описом, наведеним в завданні згідно варіанту.</text:span></text:p>
      <text:p text:style-name="P14"><text:span text:style-name="T11"><text:tab/>5) Оформити звіт з роботи. В звіт включити запити, їх словесний опис та результати виконання.</text:span></text:p>
      <text:p text:style-name="P13"><text:tab/><text:span text:style-name="T13">Варіанти індивідуальних завдань:</text:span></text:p>
      <text:p text:style-name="P16"><text:tab/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про офіцерський,  рядовий та сержантський склад, отримувати місця дислокації, дані про  наявне озброєння тощо.</text:p>
      <text:p text:style-name="P16"><text:tab/><text:span text:style-name="T13">Запити:</text:span></text:p>
      <text:p text:style-name="P16"><text:tab/>а) Визначить всі частини певного військового округу, котрі мають в наявному озброєнні БМП.</text:p>
      <text:p text:style-name="P16"><text:soft-page-break/><text:tab/>б) Визначить військові підрозділи, котрими командують офіцери щонайменше зі званням підполковника.</text:p>
      <text:p text:style-name="P16"/>
      <text:p text:style-name="P16"><text:span text:style-name="T13"><text:tab/>1) Створити запити для вибірки даних з використанням (разом 8 запитів):</text:span></text:p>
      <text:p text:style-name="P17"><text:span text:style-name="T13"><text:line-break/></text:span><text:span text:style-name="T14">-- SECTION: Створити запити для вибірки даних з використанням (разом 8 запитів)</text:span></text:p>
      <text:p text:style-name="P18"/>
      <text:p text:style-name="P19">-- 1: Отримати всіх військових, в кого ID більше 50</text:p>
      <text:p text:style-name="P18"/>
      <text:p text:style-name="P18">--select * from serviceman</text:p>
      <text:p text:style-name="P18">--where id_ &gt; 50;</text:p>
      <text:p text:style-name="P18"/>
      <text:p text:style-name="P19">-- Task 2: Отримати всіх військових, в кого нема 18 років</text:p>
      <text:p text:style-name="P18"/>
      <text:p text:style-name="P18">--select * from serviceman</text:p>
      <text:p text:style-name="P18">--where AGE(CURRENT_DATE, birth_date) &lt; '18 year';</text:p>
      <text:p text:style-name="P18"/>
      <text:p text:style-name="P19">-- Task 3: Отримати всі ID спецільностей, якщо ID військового це 50</text:p>
      <text:p text:style-name="P18"/>
      <text:p text:style-name="P18">--select speciality_id from serviceman_speciality</text:p>
      <text:p text:style-name="P18">--where serviceman_id = 80;</text:p>
      <text:p text:style-name="P18"/>
      <text:p text:style-name="P19">-- Task 4: Отримати всіх військових в кого дата народження молодша 2004 року та має ФІО більше 16 або його ранг це путін</text:p>
      <text:p text:style-name="P18"/>
      <text:p text:style-name="P18">--select * from serviceman</text:p>
      <text:p text:style-name="P18">--where (length(fio) &gt; 16 or rank_ = 'putin') and birth_date &gt; '2004-01-01';</text:p>
      <text:p text:style-name="P18"/>
      <text:p text:style-name="P19">-- Task 5: Отримати всі дані про ранги якщо дата військових навчань не була почата, але є інформація про відстрочку</text:p>
      <text:p text:style-name="P18"/>
      <text:p text:style-name="P18">--select * from rank_data where military_training_start_date = null and deferment_data != null;</text:p>
      <text:p text:style-name="P18"/>
      <text:p text:style-name="P19">-- Task 6: Отримати всіх військових по полям ID, з фіо з принизливими афексами, а також зробити дні народження на 32 роки старшими</text:p>
      <text:p text:style-name="P18"/>
      <text:p text:style-name="P18">--select id_, 'YA GOVNO ' || fio || ', TAK TOCHNO' as fio, birth_date - interval '32 year' as pizdato_birth_date, zrada_info as birth_date</text:p>
      <text:p text:style-name="P18"><text:soft-page-break/>--from serviceman;</text:p>
      <text:p text:style-name="P18"/>
      <text:p text:style-name="P19">-- Task 7: Отримати всіх військових по полям ID, ФІО, дата рангу, "крутість" (є дані про ранг) якщо ранг це путін</text:p>
      <text:p text:style-name="P18"/>
      <text:p text:style-name="P18">--select id_, fio, rank_data_id, rank_data_id is not null as is_krutoi</text:p>
      <text:p text:style-name="P18">--from serviceman where rank_ = 'putin';</text:p>
      <text:p text:style-name="P18"/>
      <text:p text:style-name="P19">-- Task 8: Отримати всіх військових по полям ID, ФІО, інформацію про зраду якщо в ФІО є підстрока денис та інформація про ранг не є відсутньою</text:p>
      <text:p text:style-name="P18"/>
      <text:p text:style-name="P18">--select id_, fio, zrada_info from serviceman</text:p>
      <text:p text:style-name="P17"><text:span text:style-name="T14">--where fio ~ 'denys' and rank_data_id is null;</text:span><text:span text:style-name="T13"><text:line-break/><text:line-break/><text:tab/>2) Створити запити з використанням підзапитів та з’єднань (разом 11</text:span></text:p>
      <text:p text:style-name="P16"><text:span text:style-name="T13">запитів) (в запитах повинні використовуватись 2 та більше таблиць):</text:span></text:p>
      <text:p text:style-name="P16"><text:span text:style-name="T13"/></text:p>
      <text:p text:style-name="P20"><text:span text:style-name="T15">-- SECTION: Створити запити з використанням підзапитів та з’єднань (разом 11 запитів) (в запитах повинні використовуватись 2 та більше таблиць)</text:span></text:p>
      <text:p text:style-name="P20"><text:span text:style-name="T15"/></text:p>
      <text:p text:style-name="P21"><text:span text:style-name="T15">-- Task 1: Отримати кількість спеціальностей кожного військовослужбовця</text:span></text:p>
      <text:p text:style-name="P20"><text:span text:style-name="T15"/></text:p>
      <text:p text:style-name="P20"><text:span text:style-name="T15">/*</text:span></text:p>
      <text:p text:style-name="P20"><text:span text:style-name="T15">select sm.id_, sm.fio</text:span></text:p>
      <text:p text:style-name="P20"><text:span text:style-name="T15">from serviceman sm</text:span></text:p>
      <text:p text:style-name="P20"><text:span text:style-name="T15">where exists (</text:span></text:p>
      <text:p text:style-name="P20"><text:span text:style-name="T15"><text:s text:c="4"/>select 1</text:span></text:p>
      <text:p text:style-name="P20"><text:span text:style-name="T15"><text:s text:c="4"/>from serviceman_speciality ss</text:span></text:p>
      <text:p text:style-name="P20"><text:span text:style-name="T15"><text:s text:c="4"/>where ss.serviceman_id = sm.id_</text:span></text:p>
      <text:p text:style-name="P20"><text:span text:style-name="T15">);</text:span></text:p>
      <text:p text:style-name="P20"><text:span text:style-name="T15">--*/</text:span></text:p>
      <text:p text:style-name="P20"><text:span text:style-name="T15"/></text:p>
      <text:p text:style-name="P21"><text:span text:style-name="T15">-- Task 2: Отримати кількість підрозділів, де є всі військовослужбовці</text:span></text:p>
      <text:p text:style-name="P20"><text:span text:style-name="T15"/></text:p>
      <text:p text:style-name="P20"><text:span text:style-name="T15">/*</text:span></text:p>
      <text:p text:style-name="P20"><text:span text:style-name="T15">select sm.id_, sm.fio, (</text:span></text:p>
      <text:p text:style-name="P20"><text:span text:style-name="T15"><text:tab/>select count(*)</text:span></text:p>
      <text:p text:style-name="P20"><text:span text:style-name="T15"><text:tab/>from serviceman_speciality ss </text:span></text:p>
      <text:p text:style-name="P20"><text:span text:style-name="T15"><text:tab/>where ss.serviceman_id = sm.id_</text:span></text:p>
      <text:p text:style-name="P20"><text:span text:style-name="T15">) as specialty_count</text:span></text:p>
      <text:p text:style-name="P20"><text:span text:style-name="T15">from serviceman sm;</text:span></text:p>
      <text:p text:style-name="P20"><text:soft-page-break/><text:span text:style-name="T15">--*/</text:span></text:p>
      <text:p text:style-name="P20"><text:span text:style-name="T15"/></text:p>
      <text:p text:style-name="P21"><text:span text:style-name="T15">-- Task 3: Вибирає усіх солдатів, що належать до військових частин, де є хоча б один командир</text:span></text:p>
      <text:p text:style-name="P20"><text:span text:style-name="T15"/></text:p>
      <text:p text:style-name="P20"><text:span text:style-name="T15">/*</text:span></text:p>
      <text:p text:style-name="P20"><text:span text:style-name="T15">select id_, fio, birth_date</text:span></text:p>
      <text:p text:style-name="P20"><text:span text:style-name="T15">from serviceman sm</text:span></text:p>
      <text:p text:style-name="P20"><text:span text:style-name="T15">join serviceman_affiliation sa on sm.id_ = sa.serviceman_id</text:span></text:p>
      <text:p text:style-name="P20"><text:span text:style-name="T15">where unit_id in (</text:span></text:p>
      <text:p text:style-name="P20"><text:span text:style-name="T15"><text:tab/>select id_</text:span></text:p>
      <text:p text:style-name="P20"><text:span text:style-name="T15"><text:tab/>from military_unit mu</text:span></text:p>
      <text:p text:style-name="P20"><text:span text:style-name="T15"><text:tab/>join serviceman_affiliation sa on mu.id_ = sa.unit_id</text:span></text:p>
      <text:p text:style-name="P20"><text:span text:style-name="T15"><text:tab/>where sa.is_commander = true</text:span></text:p>
      <text:p text:style-name="P20"><text:span text:style-name="T15">);</text:span></text:p>
      <text:p text:style-name="P20"><text:span text:style-name="T15">--*/</text:span></text:p>
      <text:p text:style-name="P20"><text:span text:style-name="T15"/></text:p>
      <text:p text:style-name="P21"><text:span text:style-name="T15">-- Task 4: Обирає всіх військових та всі їхні спецільності</text:span></text:p>
      <text:p text:style-name="P20"><text:span text:style-name="T15"/></text:p>
      <text:p text:style-name="P20"><text:span text:style-name="T15">/*</text:span></text:p>
      <text:p text:style-name="P20"><text:span text:style-name="T15">select s.fio, sp.description</text:span></text:p>
      <text:p text:style-name="P20"><text:span text:style-name="T15">form serviceman s</text:span></text:p>
      <text:p text:style-name="P20"><text:span text:style-name="T15">join serviceman_speciality ss on ss.serviceman_id = s.id_</text:span></text:p>
      <text:p text:style-name="P20"><text:span text:style-name="T15">join speciality sp on sp.id_ = ss.speciality_id;</text:span></text:p>
      <text:p text:style-name="P20"><text:span text:style-name="T15">--*/</text:span></text:p>
      <text:p text:style-name="P20"><text:span text:style-name="T15"/></text:p>
      <text:p text:style-name="P21"><text:span text:style-name="T15">-- Task 5: Декартовий добуток всіх популбованих військових частин та військових, що належатать лише до ВЧ, де є військові</text:span></text:p>
      <text:p text:style-name="P20"><text:span text:style-name="T15"/></text:p>
      <text:p text:style-name="P20"><text:span text:style-name="T15">/*</text:span></text:p>
      <text:p text:style-name="P20"><text:span text:style-name="T15">select mu.name_, s.fio</text:span></text:p>
      <text:p text:style-name="P20"><text:span text:style-name="T15">from military_unit mu</text:span></text:p>
      <text:p text:style-name="P20"><text:span text:style-name="T15">right join serviceman_affiliation sa on sa.unit_id = mu.id_</text:span></text:p>
      <text:p text:style-name="P20"><text:span text:style-name="T15">right join serviceman s on s.id_ = sa.serviceman_id;</text:span></text:p>
      <text:p text:style-name="P20"><text:span text:style-name="T15">--*/</text:span></text:p>
      <text:p text:style-name="P20"><text:span text:style-name="T15"/></text:p>
      <text:p text:style-name="P21"><text:span text:style-name="T15">-- Task 6: Вибів військових з підрозділів, де є командири, що використовують певні живі ресурси</text:span></text:p>
      <text:p text:style-name="P20"><text:span text:style-name="T15"/></text:p>
      <text:p text:style-name="P20"><text:span text:style-name="T15">/*</text:span></text:p>
      <text:p text:style-name="P20"><text:span text:style-name="T15">select s.fio</text:span></text:p>
      <text:p text:style-name="P20"><text:span text:style-name="T15">from serviceman s</text:span></text:p>
      <text:p text:style-name="P20"><text:span text:style-name="T15">where s.id_ IN (</text:span></text:p>
      <text:p text:style-name="P20"><text:soft-page-break/><text:span text:style-name="T15"><text:s text:c="4"/>select sa.serviceman_id</text:span></text:p>
      <text:p text:style-name="P20"><text:span text:style-name="T15"><text:s text:c="4"/>from serviceman_affiliation sa</text:span></text:p>
      <text:p text:style-name="P20"><text:span text:style-name="T15"><text:s text:c="4"/>join military_unit mu on mu.id_ = sa.unit_id</text:span></text:p>
      <text:p text:style-name="P20"><text:span text:style-name="T15"><text:s text:c="4"/>join resource_military_unit rm on rm.military_unit_id = mu.id_</text:span></text:p>
      <text:p text:style-name="P20"><text:span text:style-name="T15"><text:s text:c="4"/>where sa.is_commander = true</text:span></text:p>
      <text:p text:style-name="P20"><text:span text:style-name="T15">)</text:span></text:p>
      <text:p text:style-name="P20"><text:span text:style-name="T15">intersect</text:span></text:p>
      <text:p text:style-name="P20"><text:span text:style-name="T15">select s.fio</text:span></text:p>
      <text:p text:style-name="P20"><text:span text:style-name="T15">from serviceman s</text:span></text:p>
      <text:p text:style-name="P20"><text:span text:style-name="T15">join serviceman_speciality ss on ss.serviceman_id = s.id_</text:span></text:p>
      <text:p text:style-name="P20"><text:span text:style-name="T15">join speciality sp on sp.id_ = ss.speciality_id</text:span></text:p>
      <text:p text:style-name="P20"><text:span text:style-name="T15">where sp.description in ('Sniper', 'Spy');</text:span></text:p>
      <text:p text:style-name="P20"><text:span text:style-name="T15">--*/</text:span></text:p>
      <text:p text:style-name="P20"><text:span text:style-name="T15"/></text:p>
      <text:p text:style-name="P21"><text:span text:style-name="T15">-- Task 7: Вибір усіх солдатів, які належать до військових частин, і інформації про ці частини</text:span></text:p>
      <text:p text:style-name="P20"><text:span text:style-name="T15"/></text:p>
      <text:p text:style-name="P20"><text:span text:style-name="T15">/*</text:span></text:p>
      <text:p text:style-name="P20"><text:span text:style-name="T15">select s.fio, mu.name_ as military_unit_name</text:span></text:p>
      <text:p text:style-name="P20"><text:span text:style-name="T15">from serviceman s</text:span></text:p>
      <text:p text:style-name="P20"><text:span text:style-name="T15">inner join serviceman_affiliation sa on sa.serviceman_id = s.id_</text:span></text:p>
      <text:p text:style-name="P20"><text:span text:style-name="T15">inner join military_unit mu on mu.id_ = sa.unit_id;</text:span></text:p>
      <text:p text:style-name="P20"><text:span text:style-name="T15">--*/</text:span></text:p>
      <text:p text:style-name="P20"><text:span text:style-name="T15"/></text:p>
      <text:p text:style-name="P21"><text:span text:style-name="T15">-- Task 8: Вид зброї та хто може мати доступ до озброєння</text:span></text:p>
      <text:p text:style-name="P20"><text:span text:style-name="T15"/></text:p>
      <text:p text:style-name="P20"><text:span text:style-name="T15">/*</text:span></text:p>
      <text:p text:style-name="P20"><text:span text:style-name="T15">select fio as name_, 'serviceman' as type</text:span></text:p>
      <text:p text:style-name="P20"><text:span text:style-name="T15">from serviceman</text:span></text:p>
      <text:p text:style-name="P20"><text:span text:style-name="T15">where rank_ = 'private'</text:span></text:p>
      <text:p text:style-name="P20"><text:span text:style-name="T15"><text:tab/>union</text:span></text:p>
      <text:p text:style-name="P20"><text:span text:style-name="T15"><text:tab/><text:tab/>select name_ AS name_, 'Resource' AS type</text:span></text:p>
      <text:p text:style-name="P20"><text:span text:style-name="T15"><text:tab/><text:tab/>from resource</text:span></text:p>
      <text:p text:style-name="P20"><text:span text:style-name="T15"><text:tab/><text:tab/>where type_ = 'artillery';</text:span></text:p>
      <text:p text:style-name="P20"><text:span text:style-name="T15">--*/</text:span></text:p>
      <text:p text:style-name="P20"><text:span text:style-name="T15"/></text:p>
      <text:p text:style-name="P21"><text:span text:style-name="T15">-- Task 9: Комбінація усіх ресурсів та військових частин</text:span></text:p>
      <text:p text:style-name="P20"><text:span text:style-name="T15"/></text:p>
      <text:p text:style-name="P20"><text:span text:style-name="T15">/*</text:span></text:p>
      <text:p text:style-name="P20"><text:span text:style-name="T15">select mu.name_ as military_unit_name, r.name_ as resource_name</text:span></text:p>
      <text:p text:style-name="P20"><text:span text:style-name="T15">from military_unit mu</text:span></text:p>
      <text:p text:style-name="P20"><text:span text:style-name="T15">cross join resource r;</text:span></text:p>
      <text:p text:style-name="P20"><text:span text:style-name="T15">--*/</text:span></text:p>
      <text:p text:style-name="P20"><text:soft-page-break/><text:span text:style-name="T15"/></text:p>
      <text:p text:style-name="P22"><text:span text:style-name="T16">-- Task 10: </text:span><text:span text:style-name="T17">В</text:span><text:span text:style-name="T18">ибира</text:span><text:span text:style-name="T19">ти</text:span><text:span text:style-name="T18"> інформацію про ресурси та військові підрозділи</text:span></text:p>
      <text:p text:style-name="P20"><text:span text:style-name="T15"/></text:p>
      <text:p text:style-name="P20"><text:span text:style-name="T15">/*</text:span></text:p>
      <text:p text:style-name="P20"><text:span text:style-name="T15">select</text:span></text:p>
      <text:p text:style-name="P20"><text:span text:style-name="T15"><text:tab/>mu.name_ as military_unit_name,</text:span></text:p>
      <text:p text:style-name="P20"><text:span text:style-name="T15"><text:tab/>r.name_ as resource_name</text:span></text:p>
      <text:p text:style-name="P20"><text:span text:style-name="T15">from resource r</text:span></text:p>
      <text:p text:style-name="P20"><text:span text:style-name="T15">join resource_military_unit rmu on r.id_ = rmu.resource_id</text:span></text:p>
      <text:p text:style-name="P20"><text:span text:style-name="T15">join military_unit mu on rmu.military_unit_id = mu.id_;</text:span></text:p>
      <text:p text:style-name="P20"><text:span text:style-name="T15">--*/</text:span></text:p>
      <text:p text:style-name="P20"><text:span text:style-name="T15"/></text:p>
      <text:p text:style-name="P22"><text:span text:style-name="T16">-- Task 11: </text:span><text:span text:style-name="T20">В</text:span><text:span text:style-name="T18">ибирає назви військових підрозділів, які мають хоча б один ресурс типу </text:span><text:span text:style-name="Strong_20_Emphasis"><text:span text:style-name="T18">'weapon'</text:span></text:span></text:p>
      <text:p text:style-name="P20"><text:span text:style-name="T15"/></text:p>
      <text:p text:style-name="P20"><text:span text:style-name="T15">/*</text:span></text:p>
      <text:p text:style-name="P20"><text:span text:style-name="T15">select mu.name_ as military_unit_name</text:span></text:p>
      <text:p text:style-name="P20"><text:span text:style-name="T15">from military_unit mu</text:span></text:p>
      <text:p text:style-name="P20"><text:span text:style-name="T15">where exists (</text:span></text:p>
      <text:p text:style-name="P20"><text:span text:style-name="T15"><text:s text:c="4"/>select 1</text:span></text:p>
      <text:p text:style-name="P20"><text:span text:style-name="T15"><text:s text:c="4"/>from resource_military_unit rmu</text:span></text:p>
      <text:p text:style-name="P20"><text:span text:style-name="T15"><text:s text:c="4"/>join resource r on rmu.resource_id = r.id_</text:span></text:p>
      <text:p text:style-name="P20"><text:span text:style-name="T15"><text:s text:c="4"/>where r.type_ = 'weapon' and rmu.military_unit_id = mu.id_</text:span></text:p>
      <text:p text:style-name="P20"><text:span text:style-name="T15">);</text:span></text:p>
      <text:p text:style-name="P23"><text:span text:style-name="T14">--*/</text:span><text:span text:style-name="T13"><text:line-break/></text:span></text:p>
      <text:p text:style-name="P16"><text:span text:style-name="T13"><text:tab/>4) Створити запити за словесним описом, наведеним в завданні згідно</text:span></text:p>
      <text:p text:style-name="P16"><text:span text:style-name="T13">варіанту</text:span><text:span text:style-name="T21">:</text:span></text:p>
      <text:p text:style-name="P16"><text:span text:style-name="T21"/></text:p>
      <text:p text:style-name="P24"><text:span text:style-name="T22">-- SECTION: Створити запити за словесним описом, наведеним в завданні згідно варіанту.</text:span></text:p>
      <text:p text:style-name="P24"><text:span text:style-name="T22"/></text:p>
      <text:p text:style-name="P24"><text:span text:style-name="T22">-- Task: main</text:span></text:p>
      <text:p text:style-name="P24"><text:span text:style-name="T22"/></text:p>
      <text:p text:style-name="P25"><text:span text:style-name="T22">-- Description:</text:span></text:p>
      <text:p text:style-name="P25"><text:span text:style-name="T22"/></text:p>
      <text:p text:style-name="P25"><text:span text:style-name="T22">-- Треба мати можливість отримувати інформацію про всі</text:span></text:p>
      <text:p text:style-name="P25"><text:span text:style-name="T22">-- частини військового округу, дані про офіцерський,</text:span></text:p>
      <text:p text:style-name="P25"><text:span text:style-name="T22">-- рядовий та сержантський склад, отримувати місця</text:span></text:p>
      <text:p text:style-name="P25"><text:span text:style-name="T22">-- дислокації, дані про наявне озброєння тощо.</text:span></text:p>
      <text:p text:style-name="P25"><text:soft-page-break/><text:span text:style-name="T22"/></text:p>
      <text:p text:style-name="P25"><text:span text:style-name="T22">-- Code:</text:span></text:p>
      <text:p text:style-name="P24"><text:span text:style-name="T22"/></text:p>
      <text:p text:style-name="P24"><text:span text:style-name="T22">/*</text:span></text:p>
      <text:p text:style-name="P24"><text:span text:style-name="T22">select</text:span></text:p>
      <text:p text:style-name="P24"><text:span text:style-name="T22"><text:tab/>dmu.name_ as distinct_military_unit_name,</text:span></text:p>
      <text:p text:style-name="P24"><text:span text:style-name="T22"><text:tab/>mu.name_ as military_unit_name,</text:span></text:p>
      <text:p text:style-name="P24"><text:span text:style-name="T22"/></text:p>
      <text:p text:style-name="P24"><text:span text:style-name="T22"><text:tab/>sm.fio as commander_fio,</text:span></text:p>
      <text:p text:style-name="P24"><text:span text:style-name="T22"><text:tab/>sm.birth_date,</text:span></text:p>
      <text:p text:style-name="P24"><text:span text:style-name="T22"><text:tab/>sm.rank_ as commander_rank,</text:span></text:p>
      <text:p text:style-name="P24"><text:span text:style-name="T22"/></text:p>
      <text:p text:style-name="P24"><text:span text:style-name="T22"><text:tab/>(</text:span></text:p>
      <text:p text:style-name="P24"><text:span text:style-name="T22"><text:tab/><text:tab/>select</text:span></text:p>
      <text:p text:style-name="P24"><text:span text:style-name="T22"><text:tab/><text:tab/>count(*)</text:span></text:p>
      <text:p text:style-name="P24"><text:span text:style-name="T22"><text:tab/><text:tab/>from resource r</text:span></text:p>
      <text:p text:style-name="P24"><text:span text:style-name="T22"><text:tab/><text:tab/>join resource_military_unit rmu on r.id_ = rmu.resource_id</text:span></text:p>
      <text:p text:style-name="P24"><text:span text:style-name="T22"><text:tab/><text:tab/>where rmu.military_unit_id = mu.id_</text:span></text:p>
      <text:p text:style-name="P24"><text:span text:style-name="T22"><text:tab/>) as resources_count,</text:span></text:p>
      <text:p text:style-name="P24"><text:span text:style-name="T22"/></text:p>
      <text:p text:style-name="P24"><text:span text:style-name="T22"><text:tab/>rd.rank_setting_date,</text:span></text:p>
      <text:p text:style-name="P24"><text:span text:style-name="T22"><text:tab/>rd.deferment_data,</text:span></text:p>
      <text:p text:style-name="P24"><text:span text:style-name="T22"><text:tab/>rd.injuries_data</text:span></text:p>
      <text:p text:style-name="P24"><text:span text:style-name="T22">from</text:span></text:p>
      <text:p text:style-name="P24"><text:span text:style-name="T22"><text:tab/>distinct_military_unit dmu</text:span></text:p>
      <text:p text:style-name="P24"><text:span text:style-name="T22">join</text:span></text:p>
      <text:p text:style-name="P24"><text:span text:style-name="T22"><text:tab/>military_unit mu on dmu.id_ = mu.distinct_military_unit</text:span></text:p>
      <text:p text:style-name="P24"><text:span text:style-name="T22">join</text:span></text:p>
      <text:p text:style-name="P24"><text:span text:style-name="T22"><text:tab/>serviceman_affiliation sa on dmu.id_ = sa.unit_id</text:span></text:p>
      <text:p text:style-name="P24"><text:span text:style-name="T22">join</text:span></text:p>
      <text:p text:style-name="P24"><text:span text:style-name="T22"><text:tab/>serviceman sm on sa.serviceman_id = sm.id_</text:span></text:p>
      <text:p text:style-name="P24"><text:span text:style-name="T22">join</text:span></text:p>
      <text:p text:style-name="P24"><text:span text:style-name="T22"><text:tab/>rank_data rd on sm.rank_data_id = rd.id_</text:span></text:p>
      <text:p text:style-name="P24"><text:span text:style-name="T22">where</text:span></text:p>
      <text:p text:style-name="P24"><text:span text:style-name="T22"><text:tab/>sa.is_commander = true</text:span></text:p>
      <text:p text:style-name="P24"><text:span text:style-name="T22">order</text:span></text:p>
      <text:p text:style-name="P24"><text:span text:style-name="T22"><text:tab/>by dmu.name_ asc, mu.name_ asc;</text:span></text:p>
      <text:p text:style-name="P24"><text:span text:style-name="T22">*/</text:span></text:p>
      <text:p text:style-name="P24"><text:span text:style-name="T22"/></text:p>
      <text:p text:style-name="P25"><text:span text:style-name="T22">-- Task: a</text:span></text:p>
      <text:p text:style-name="P25"><text:span text:style-name="T22"/></text:p>
      <text:p text:style-name="P25"><text:span text:style-name="T22">-- Description:</text:span></text:p>
      <text:p text:style-name="P25"><text:span text:style-name="T22"/></text:p>
      <text:p text:style-name="P25"><text:soft-page-break/><text:span text:style-name="T22">-- Визначить всі частини певного військового округу, котрі мають в</text:span></text:p>
      <text:p text:style-name="P25"><text:span text:style-name="T22">-- наявному озброєнні БМП.</text:span></text:p>
      <text:p text:style-name="P25"><text:span text:style-name="T22"/></text:p>
      <text:p text:style-name="P25"><text:span text:style-name="T22">-- Code:</text:span></text:p>
      <text:p text:style-name="P24"><text:span text:style-name="T22"/></text:p>
      <text:p text:style-name="P24"><text:span text:style-name="T22">/*</text:span></text:p>
      <text:p text:style-name="P24"><text:span text:style-name="T22">select</text:span></text:p>
      <text:p text:style-name="P24"><text:span text:style-name="T22"><text:tab/>mu.name_ as military_unit_name,</text:span></text:p>
      <text:p text:style-name="P24"><text:span text:style-name="T22"><text:tab/>(</text:span></text:p>
      <text:p text:style-name="P24"><text:span text:style-name="T22"><text:tab/><text:tab/>select</text:span></text:p>
      <text:p text:style-name="P24"><text:span text:style-name="T22"><text:tab/><text:tab/><text:tab/>count(*)</text:span></text:p>
      <text:p text:style-name="P24"><text:span text:style-name="T22"><text:tab/><text:tab/>from</text:span></text:p>
      <text:p text:style-name="P24"><text:span text:style-name="T22"><text:tab/><text:tab/><text:tab/>resource_spec rs</text:span></text:p>
      <text:p text:style-name="P24"><text:span text:style-name="T22"><text:tab/><text:tab/>join</text:span></text:p>
      <text:p text:style-name="P24"><text:span text:style-name="T22"><text:tab/><text:tab/><text:tab/>resource r on r.spec = rs.id_</text:span></text:p>
      <text:p text:style-name="P24"><text:span text:style-name="T22"><text:tab/><text:tab/>join</text:span></text:p>
      <text:p text:style-name="P24"><text:span text:style-name="T22"><text:tab/><text:tab/><text:tab/>resource_military_unit rmu on rs.id_ = rmu.resource_id</text:span></text:p>
      <text:p text:style-name="P24"><text:span text:style-name="T22"><text:tab/><text:tab/>where</text:span></text:p>
      <text:p text:style-name="P24"><text:span text:style-name="T22"><text:tab/><text:tab/><text:tab/>rmu.military_unit_id = mu.id_</text:span></text:p>
      <text:p text:style-name="P24"><text:span text:style-name="T22"><text:tab/>)</text:span></text:p>
      <text:p text:style-name="P24"><text:span text:style-name="T22">from</text:span></text:p>
      <text:p text:style-name="P24"><text:span text:style-name="T22"><text:tab/>military_unit mu</text:span></text:p>
      <text:p text:style-name="P24"><text:span text:style-name="T22">join</text:span></text:p>
      <text:p text:style-name="P24"><text:span text:style-name="T22"><text:tab/>resource_military_unit rmu on mu.id_ = rmu.military_unit_id</text:span></text:p>
      <text:p text:style-name="P24"><text:span text:style-name="T22">join</text:span></text:p>
      <text:p text:style-name="P24"><text:span text:style-name="T22"><text:tab/>resource r on rmu.resource_id = r.id_</text:span></text:p>
      <text:p text:style-name="P24"><text:span text:style-name="T22">join</text:span></text:p>
      <text:p text:style-name="P24"><text:span text:style-name="T22"><text:tab/>resource_spec rs on r.spec = rs.id_</text:span></text:p>
      <text:p text:style-name="P24"><text:span text:style-name="T22">where</text:span></text:p>
      <text:p text:style-name="P24"><text:span text:style-name="T22"><text:tab/>rs.resource_type = 'bmp';</text:span></text:p>
      <text:p text:style-name="P24"><text:span text:style-name="T22">--*/</text:span></text:p>
      <text:p text:style-name="P24"><text:span text:style-name="T22"/></text:p>
      <text:p text:style-name="P25"><text:span text:style-name="T22">-- Task: b</text:span></text:p>
      <text:p text:style-name="P25"><text:span text:style-name="T22"/></text:p>
      <text:p text:style-name="P25"><text:span text:style-name="T22">-- Description:</text:span></text:p>
      <text:p text:style-name="P25"><text:span text:style-name="T22"/></text:p>
      <text:p text:style-name="P25"><text:span text:style-name="T22">-- Визначить військові підрозділи, котрими командують офіцери</text:span></text:p>
      <text:p text:style-name="P25"><text:span text:style-name="T22">-- щонайменше зі званням підполковника.</text:span></text:p>
      <text:p text:style-name="P25"><text:span text:style-name="T22"/></text:p>
      <text:p text:style-name="P25"><text:span text:style-name="T22">-- Code:</text:span></text:p>
      <text:p text:style-name="P24"><text:span text:style-name="T22"/></text:p>
      <text:p text:style-name="P24"><text:span text:style-name="T22">/*</text:span></text:p>
      <text:p text:style-name="P24"><text:span text:style-name="T22">select</text:span></text:p>
      <text:p text:style-name="P24"><text:soft-page-break/><text:span text:style-name="T22"><text:tab/>sm.fio as commander_fio,</text:span></text:p>
      <text:p text:style-name="P24"><text:span text:style-name="T22"><text:tab/>unit.type_ as unit_type</text:span></text:p>
      <text:p text:style-name="P24"><text:span text:style-name="T22">from</text:span></text:p>
      <text:p text:style-name="P24"><text:span text:style-name="T22"><text:tab/>(</text:span></text:p>
      <text:p text:style-name="P24"><text:span text:style-name="T22"><text:tab/><text:tab/>(</text:span></text:p>
      <text:p text:style-name="P24"><text:span text:style-name="T22"><text:tab/><text:tab/><text:tab/>select</text:span></text:p>
      <text:p text:style-name="P24"><text:span text:style-name="T22"><text:tab/><text:tab/><text:tab/><text:tab/>'army' as type_,</text:span></text:p>
      <text:p text:style-name="P24"><text:span text:style-name="T22"><text:tab/><text:tab/><text:tab/><text:tab/>name_,</text:span></text:p>
      <text:p text:style-name="P24"><text:span text:style-name="T22"><text:tab/><text:tab/><text:tab/><text:tab/>id_</text:span></text:p>
      <text:p text:style-name="P24"><text:span text:style-name="T22"><text:tab/><text:tab/><text:tab/>from</text:span></text:p>
      <text:p text:style-name="P24"><text:span text:style-name="T22"><text:tab/><text:tab/><text:tab/><text:tab/>army</text:span></text:p>
      <text:p text:style-name="P24"><text:span text:style-name="T22"><text:tab/><text:tab/>)</text:span></text:p>
      <text:p text:style-name="P24"><text:span text:style-name="T22"><text:tab/><text:tab/>union</text:span></text:p>
      <text:p text:style-name="P24"><text:span text:style-name="T22"><text:tab/><text:tab/>(</text:span></text:p>
      <text:p text:style-name="P24"><text:span text:style-name="T22"><text:tab/><text:tab/><text:tab/>select</text:span></text:p>
      <text:p text:style-name="P24"><text:span text:style-name="T22"><text:tab/><text:tab/><text:tab/><text:tab/>'distinct_military_units_union' as type_,</text:span></text:p>
      <text:p text:style-name="P24"><text:span text:style-name="T22"><text:tab/><text:tab/><text:tab/><text:tab/>name_,</text:span></text:p>
      <text:p text:style-name="P24"><text:span text:style-name="T22"><text:tab/><text:tab/><text:tab/><text:tab/>id_</text:span></text:p>
      <text:p text:style-name="P24"><text:span text:style-name="T22"><text:tab/><text:tab/><text:tab/>from</text:span></text:p>
      <text:p text:style-name="P24"><text:span text:style-name="T22"><text:tab/><text:tab/><text:tab/><text:tab/>distinct_military_units_union</text:span></text:p>
      <text:p text:style-name="P24"><text:span text:style-name="T22"><text:tab/><text:tab/>)</text:span></text:p>
      <text:p text:style-name="P24"><text:span text:style-name="T22"><text:tab/><text:tab/>union</text:span></text:p>
      <text:p text:style-name="P24"><text:span text:style-name="T22"><text:tab/><text:tab/>(</text:span></text:p>
      <text:p text:style-name="P24"><text:span text:style-name="T22"><text:tab/><text:tab/><text:tab/>select</text:span></text:p>
      <text:p text:style-name="P24"><text:span text:style-name="T22"><text:tab/><text:tab/><text:tab/><text:tab/>'distinct_military_unit' as type_,</text:span></text:p>
      <text:p text:style-name="P24"><text:span text:style-name="T22"><text:tab/><text:tab/><text:tab/><text:tab/>name_,</text:span></text:p>
      <text:p text:style-name="P24"><text:span text:style-name="T22"><text:tab/><text:tab/><text:tab/><text:tab/>id_</text:span></text:p>
      <text:p text:style-name="P24"><text:span text:style-name="T22"><text:tab/><text:tab/><text:tab/>from</text:span></text:p>
      <text:p text:style-name="P24"><text:span text:style-name="T22"><text:tab/><text:tab/><text:tab/><text:tab/>distinct_military_unit</text:span></text:p>
      <text:p text:style-name="P24"><text:span text:style-name="T22"><text:tab/><text:tab/>)</text:span></text:p>
      <text:p text:style-name="P24"><text:span text:style-name="T22"><text:tab/><text:tab/>union</text:span></text:p>
      <text:p text:style-name="P24"><text:span text:style-name="T22"><text:tab/><text:tab/>(</text:span></text:p>
      <text:p text:style-name="P24"><text:span text:style-name="T22"><text:tab/><text:tab/><text:tab/>select</text:span></text:p>
      <text:p text:style-name="P24"><text:span text:style-name="T22"><text:tab/><text:tab/><text:tab/><text:tab/>'military_unit' as type_,</text:span></text:p>
      <text:p text:style-name="P24"><text:span text:style-name="T22"><text:tab/><text:tab/><text:tab/><text:tab/>name_,</text:span></text:p>
      <text:p text:style-name="P24"><text:span text:style-name="T22"><text:tab/><text:tab/><text:tab/><text:tab/>id_</text:span></text:p>
      <text:p text:style-name="P24"><text:span text:style-name="T22"><text:tab/><text:tab/><text:tab/>from</text:span></text:p>
      <text:p text:style-name="P24"><text:span text:style-name="T22"><text:tab/><text:tab/><text:tab/><text:tab/>military_unit</text:span></text:p>
      <text:p text:style-name="P24"><text:span text:style-name="T22"><text:tab/><text:tab/>)</text:span></text:p>
      <text:p text:style-name="P24"><text:span text:style-name="T22"><text:tab/>) unit</text:span></text:p>
      <text:p text:style-name="P24"><text:span text:style-name="T22">join</text:span></text:p>
      <text:p text:style-name="P24"><text:span text:style-name="T22"><text:tab/>serviceman_affiliation sa on unit.id_ = sa.unit_id</text:span></text:p>
      <text:p text:style-name="P24"><text:span text:style-name="T22">join</text:span></text:p>
      <text:p text:style-name="P24"><text:soft-page-break/><text:span text:style-name="T22"><text:tab/>serviceman sm on sa.serviceman_id = sm.id_</text:span></text:p>
      <text:p text:style-name="P24"><text:span text:style-name="T22">where</text:span></text:p>
      <text:p text:style-name="P24"><text:span text:style-name="T22"><text:tab/><text:tab/>sa.is_commander = true</text:span></text:p>
      <text:p text:style-name="P24"><text:span text:style-name="T22"><text:tab/>and</text:span></text:p>
      <text:p text:style-name="P24"><text:span text:style-name="T22"><text:tab/><text:tab/>sm.rank_ in (</text:span></text:p>
      <text:p text:style-name="P24"><text:span text:style-name="T22"><text:tab/><text:tab/><text:tab/>'private', 'flagman', 'putin',</text:span></text:p>
      <text:p text:style-name="P24"><text:span text:style-name="T22"><text:tab/><text:tab/><text:tab/>'generals', 'colonels', 'lieutenant colonels'</text:span></text:p>
      <text:p text:style-name="P24"><text:span text:style-name="T22"><text:tab/><text:tab/>)</text:span></text:p>
      <text:p text:style-name="P24"><text:span text:style-name="T22"><text:tab/>and</text:span></text:p>
      <text:p text:style-name="P24"><text:span text:style-name="T22"><text:tab/><text:tab/>text(sa.unit_type) = text(unit.type_);</text:span></text:p>
      <text:p text:style-name="P24"><text:span text:style-name="T22">--*/</text:span></text:p>
      <text:p text:style-name="P26"><text:span text:style-name="T22"/></text:p>
      <text:p text:style-name="P27"><text:tab/>Всі скрипти та запити декларативної мови програмування <text:span text:style-name="T23">SQL </text:span>були додані до цієї лабораторної роботи.</text:p>
      <text:p text:style-name="P28"><text:span text:style-name="T13"><text:tab/>Висново</text:span><text:span text:style-name="T24">к:</text:span><text:span text:style-name="T25"> У ході виконання лабораторної роботи були вивчені основні оператори та функції SQL, які застосовуються в реляційних СУБД для вибірки, групування та сортування даних. Зокрема було використано вбудовані функції та змінні як </text:span><text:span text:style-name="T26">CURRENT_DATE</text:span><text:span text:style-name="T27"> </text:span><text:span text:style-name="T25">та </text:span><text:span text:style-name="T26">COUNT</text:span><text:span text:style-name="T25">.</text:span></text:p>
      <text:p text:style-name="P29"><text:span text:style-name="T25"><text:tab/></text:span><text:span text:style-name="T28">Було розглянуто такі мовні конструкції, як булеві оператори, вирази над стовпцями, оператори приналежності множині, діапазону, а також відповідність шаблону.</text:span></text:p>
      <text:p text:style-name="P29"><text:span text:style-name="T28"><text:tab/></text:span><text:span text:style-name="T29">Більш складними та потужними операторами були вкладені </text:span><text:span text:style-name="T30">select </text:span><text:span text:style-name="T29">та </text:span><text:span text:style-name="T30">select from, exists</text:span><text:span text:style-name="T29"> та </text:span><text:span text:style-name="T30">in </text:span><text:span text:style-name="T29">н</text:span><text:span text:style-name="T31">ад т</text:span><text:span text:style-name="T29">аблицями</text:span><text:span text:style-name="T31">, </text:span><text:span text:style-name="T29">декартовий добуток, з’єднання декількох таблиць за рівністю та умовою відбору. Одними з найпотужніших операторів були </text:span><text:span text:style-name="T30">INNER JOIN, LEFT JOIN, RIGHT JOIN, UNION </text:span><text:span text:style-name="T29">та </text:span><text:span text:style-name="T30">INTERSECTION</text:span><text:span text:style-name="T29">.</text:span></text:p>
      <text:p text:style-name="P29"><text:span text:style-name="T29"><text:tab/></text:span><text:span text:style-name="T32">Всі завдання, задачі та цілі лабораторної роботи були успішно виконані у повному обсязі виконання. </text:span><text:span text:style-name="T33">Ця лабораторна робота дозволяє пізнати вершину потужності однієї з найбільш незвичайних та багатогранних</text:span><text:span text:style-name="T34"> IT </text:span><text:span text:style-name="T33">мов на світі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Curlz MT" svg:font-family="'Curlz MT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0:42:09.683000000</meta:creation-date>
    <dc:date>2024-11-27T03:28:26.966000000</dc:date>
    <meta:editing-duration>PT4H4M48S</meta:editing-duration>
    <meta:editing-cycles>53</meta:editing-cycles>
    <meta:generator>LibreOffice/24.8.3.2$Windows_X86_64 LibreOffice_project/48a6bac9e7e268aeb4c3483fcf825c94556d9f92</meta:generator>
    <meta:print-date>2024-11-27T03:25:13.343000000</meta:print-date>
    <meta:printed-by>Файлы PDF</meta:printed-by>
    <meta:document-statistic meta:table-count="0" meta:image-count="0" meta:object-count="0" meta:page-count="14" meta:paragraph-count="322" meta:word-count="1969" meta:character-count="13979" meta:non-whitespace-character-count="11990"/>
  </office:meta>
</office:document-meta>
</file>